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95460214907" calcext:value-type="float">
            <text:p>0.9954602149</text:p>
          </table:table-cell>
          <table:table-cell office:value-type="float" office:value="0.97294750198" calcext:value-type="float">
            <text:p>0.972947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90792886799" calcext:value-type="float">
            <text:p>0.9907928868</text:p>
          </table:table-cell>
          <table:table-cell office:value-type="float" office:value="0.980985358" calcext:value-type="float">
            <text:p>0.980985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.00133482568" calcext:value-type="float">
            <text:p>1.0013348257</text:p>
          </table:table-cell>
          <table:table-cell office:value-type="float" office:value="0.996532801" calcext:value-type="float">
            <text:p>0.9965328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95807906875" calcext:value-type="float">
            <text:p>0.9958079069</text:p>
          </table:table-cell>
          <table:table-cell office:value-type="float" office:value="0.981529859" calcext:value-type="float">
            <text:p>0.9815298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.00373080872" calcext:value-type="float">
            <text:p>1.0037308087</text:p>
          </table:table-cell>
          <table:table-cell office:value-type="float" office:value="1.017698237" calcext:value-type="float">
            <text:p>1.0176982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.00577237501" calcext:value-type="float">
            <text:p>1.005772375</text:p>
          </table:table-cell>
          <table:table-cell office:value-type="float" office:value="1.0094097557" calcext:value-type="float">
            <text:p>1.0094097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2:10:41.602089731</meta:creation-date>
    <dc:date>2016-10-28T13:26:10.686228115</dc:date>
    <meta:editing-duration>PT54M38S</meta:editing-duration>
    <meta:editing-cycles>1</meta:editing-cycles>
    <meta:document-statistic meta:table-count="1" meta:cell-count="24" meta:object-count="0"/>
    <meta:generator>LibreOffice/5.1.6.1.0$Linux_X86_64 LibreOffice_project/10$Build-1</meta:generator>
  </office:meta>
</office:document-meta>
</file>